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4f28c"/>
    </style:style>
    <style:style style:name="P2" style:family="paragraph" style:parent-style-name="Standard">
      <style:text-properties fo:font-size="13pt" fo:font-style="italic" style:text-underline-style="solid" style:text-underline-width="auto" style:text-underline-color="font-color" fo:font-weight="bold" officeooo:paragraph-rsid="0004f28c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text-properties fo:font-size="12pt" fo:font-style="normal" style:text-underline-style="none" fo:font-weight="normal" officeooo:paragraph-rsid="0004f28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italic" style:text-underline-style="solid" style:text-underline-width="auto" style:text-underline-color="font-color" fo:font-weight="bold" officeooo:paragraph-rsid="0004f28c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officeooo:paragraph-rsid="00050748"/>
    </style:style>
    <style:style style:name="T1" style:family="text">
      <style:text-properties officeooo:rsid="0004f28c"/>
    </style:style>
    <style:style style:name="T2" style:family="text">
      <style:text-properties fo:language="en" fo:country="none" officeooo:rsid="0004f28c"/>
    </style:style>
    <style:style style:name="T3" style:family="text">
      <style:text-properties fo:language="en" fo:country="none" officeooo:rsid="00050748"/>
    </style:style>
    <style:style style:name="T4" style:family="text">
      <style:text-properties fo:language="en" fo:country="none" officeooo:rsid="0005decb"/>
    </style:style>
    <style:style style:name="T5" style:family="text">
      <style:text-properties fo:font-size="12pt" fo:font-style="normal" style:text-underline-style="none" fo:font-weight="normal" officeooo:rsid="0004f28c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What is your image of a typical IT employee?</text:span></text:p>
      <text:p text:style-name="P2"><text:span text:style-name="T1"/></text:p>
      <text:p text:style-name="P3"><text:span text:style-name="T1">My image of a typical IT employee is that these people are very clever and they chosed a very future-oriented job.</text:span></text:p>
      <text:p text:style-name="P3"><text:span text:style-name="T1">Furthermore these people have in the most cases good grades at school and they also have very good knowledges in english, physic and maths.</text:span></text:p>
      <text:p text:style-name="P3"><text:span text:style-name="T1">I think that the stereotype that IT professionals are nerds or that they are socially crippled is total untenable.</text:span></text:p>
      <text:p text:style-name="P3"><text:span text:style-name="T1"/></text:p>
      <text:p text:style-name="P3"><text:span text:style-name="T1"/></text:p>
      <text:p text:style-name="P2"><text:span text:style-name="T1"/></text:p>
      <text:p text:style-name="P2"><text:span text:style-name="T1">2. What is the percentage of female IT students in your group / school year / school / at work ? Is this typical</text:span></text:p>
      <text:p text:style-name="P2"><text:span text:style-name="T1"/></text:p>
      <text:p text:style-name="P3"><text:span text:style-name="T1">At the moment we have one woman in our software-department at work, she has the leading position in this department and has a huge knowledge about programming and my company is looking forward to recruit more women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pan text:style-name="T1">3. Why do you think there are more male comuter experts than female?</text:span></text:p>
      <text:p text:style-name="P4"><text:span text:style-name="T1"/></text:p>
      <text:p text:style-name="P3"><text:span text:style-name="T1">I really dont know why there is a so little amount of women in this job-category.</text:span></text:p>
      <text:p text:style-name="P3"><text:span text:style-name="T1"/></text:p>
      <text:p text:style-name="P3"><text:span text:style-name="T1"/></text:p>
      <text:p text:style-name="P2"><text:span text:style-name="T1"/></text:p>
      <text:p text:style-name="P2"><text:span text:style-name="T1">4. What would you do to change the trend and attract more women into the industry?</text:span></text:p>
      <text:p text:style-name="P4"><text:span text:style-name="T1"/></text:p>
      <text:p text:style-name="P3"><text:span text:style-name="T1">I would organize a few information sessions about these job-category to get more women interessted in these job.</text:span></text:p>
      <text:p text:style-name="P3"><text:span text:style-name="T1">I think when they know what you can do with a pc they would be interessted more and more.</text:span></text:p>
      <text:p text:style-name="P3"><text:span text:style-name="T1"/></text:p>
      <text:p text:style-name="P2"><text:span text:style-name="T1"/></text:p>
      <text:p text:style-name="P2"><text:span text:style-name="T1">5. Questions to the underlined pharses in the text</text:span></text:p>
      <text:p text:style-name="P2"><text:span text:style-name="T1"/></text:p>
      <text:p text:style-name="P3"><text:span text:style-name="T1">1. Why is there a such stupid image about IT-Professionals ?</text:span></text:p>
      <text:p text:style-name="P3"><text:span text:style-name="T1">2. What are the reasons for that that there will be more free vacancies?</text:span></text:p>
      <text:p text:style-name="P3"><text:span text:style-name="T1">3. Why is there a gloomy forecast and why are they so much shortages of the needed skills ?</text:span></text:p>
      <text:p text:style-name="P1"><text:span text:style-name="T5">4. </text:span><text:bookmark text:name="result_box"/><text:span text:style-name="T2">Why the </text:span><text:span text:style-name="T3">c</text:span><text:span text:style-name="T2">ompan</text:span><text:span text:style-name="T3">ies</text:span><text:span text:style-name="T2"> necessarily try to </text:span><text:span text:style-name="T3">recruit so much</text:span><text:span text:style-name="T2"> women?</text:span></text:p>
      <text:p text:style-name="P5"><text:span text:style-name="T3">5. What is the reason for the better grades at school for women ?</text:span></text:p>
      <text:p text:style-name="P5"><text:span text:style-name="T3">6. </text:span><text:bookmark text:name="result_box1"/><text:span text:style-name="T3">How does the journalist </text:span><text:span text:style-name="T4">know</text:span><text:span text:style-name="T3"> that more men than women </text:span><text:span text:style-name="T4">are</text:span><text:span text:style-name="T3"> in th</text:span><text:span text:style-name="T4">is</text:span><text:span text:style-name="T3"> job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7T09:10:44</meta:creation-date>
    <dc:date>2012-11-27T09:30:47</dc:date>
    <dc:creator>Dennis Diehm</dc:creator>
    <meta:editing-duration>PT3M42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8" meta:word-count="311" meta:character-count="1647" meta:non-whitespace-character-count="1354"/>
  </office:meta>
</office:document-meta>
</file>